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592bc" officeooo:paragraph-rsid="003592bc"/>
    </style:style>
    <style:style style:name="P2" style:family="paragraph" style:parent-style-name="Heading_20_3">
      <style:paragraph-properties fo:margin-top="0.101cm" fo:margin-bottom="0.101cm" loext:contextual-spacing="false"/>
    </style:style>
    <style:style style:name="P3" style:family="paragraph" style:parent-style-name="Heading_20_3">
      <style:paragraph-properties fo:margin-top="0.101cm" fo:margin-bottom="0.101cm" loext:contextual-spacing="false"/>
      <style:text-properties officeooo:rsid="003592bc" officeooo:paragraph-rsid="003592bc"/>
    </style:style>
    <style:style style:name="P4" style:family="paragraph" style:parent-style-name="Heading_20_1" style:master-page-name="Right_20_Page">
      <style:paragraph-properties style:page-number="auto"/>
      <style:text-properties officeooo:rsid="00342ead" officeooo:paragraph-rsid="00342e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Jingle Bells</text:h>
      <text:p text:style-name="Heading_20_2">(Traditional)</text:p>
      <text:p text:style-name="P3">[VERSE 1]</text:p>
      <text:p text:style-name="P1">C <text:s text:c="43"/>F <text:s text:c="23"/></text:p>
      <text:p text:style-name="P1">Dashing through the snow In a one horse open sleigh </text:p>
      <text:p text:style-name="P1"><text:s text:c="19"/>G <text:s text:c="18"/>C</text:p>
      <text:p text:style-name="P1">O'er the fields we go Laughing all the way</text:p>
      <text:p text:style-name="P1"><text:s text:c="39"/>F</text:p>
      <text:p text:style-name="P1">Bells on bob tails ring Making spirits bright</text:p>
      <text:p text:style-name="P1"><text:s text:c="18"/>G <text:s text:c="10"/></text:p>
      <text:p text:style-name="P1">What fun it is to ride and sing</text:p>
      <text:p text:style-name="P1"><text:s text:c="19"/>C</text:p>
      <text:p text:style-name="P1">A sleighing song tonight</text:p>
      <text:p text:style-name="P2">[CHORUS]</text:p>
      <text:p text:style-name="P1">C</text:p>
      <text:p text:style-name="P1">Oh, jingle bells, jingle bells, jingle all the way</text:p>
      <text:p text:style-name="P1">F <text:s text:c="14"/>C <text:s text:c="14"/>G</text:p>
      <text:p text:style-name="P1">Oh, what fun it is to ride in a one horse open sleigh</text:p>
      <text:p text:style-name="P1">C <text:s text:c="27"/></text:p>
      <text:p text:style-name="P1">Jingle bells, jingle bells, jingle all the way</text:p>
      <text:p text:style-name="P1">F <text:s text:c="20"/>C <text:s text:c="3"/>G <text:s text:c="13"/>F <text:s text:c="3"/>C</text:p>
      <text:p text:style-name="P1">Oh, what fun it is to ride in a one horse open sleigh</text:p>
      <text:p text:style-name="P2">[VERSE 2]</text:p>
      <text:p text:style-name="P1">C <text:s text:c="37"/>F</text:p>
      <text:p text:style-name="P1">A day or two ago, I thought I'd take a ride</text:p>
      <text:p text:style-name="P1"><text:s text:c="21"/>G <text:s text:c="22"/>C</text:p>
      <text:p text:style-name="P1">And soon, Miss Fanny Bright was seated by my side,</text:p>
      <text:p text:style-name="P1"><text:s text:c="51"/>F</text:p>
      <text:p text:style-name="P1">The horse was lean and lank, misfortune seemed his lot</text:p>
      <text:p text:style-name="P1"><text:s text:c="14"/>G <text:s text:c="27"/>C</text:p>
      <text:p text:style-name="P1">He got into a drifted bank and we became upsot.</text:p>
      <text:p text:style-name="P2">[CHORUS]</text:p>
      <text:p text:style-name="P1">C</text:p>
      <text:p text:style-name="P1">Oh, jingle bells, jingle bells, jingle all the way</text:p>
      <text:p text:style-name="P1">F <text:s text:c="14"/>C <text:s text:c="14"/>G</text:p>
      <text:p text:style-name="P1">Oh, what fun it is to ride in a one horse open sleigh</text:p>
      <text:p text:style-name="P1"><text:soft-page-break/>C <text:s text:c="27"/></text:p>
      <text:p text:style-name="P1">Jingle bells, jingle bells, jingle all the way</text:p>
      <text:p text:style-name="P1">F <text:s text:c="20"/>C <text:s text:c="3"/>G <text:s text:c="13"/>F <text:s text:c="3"/>C</text:p>
      <text:p text:style-name="P1">Oh, what fun it is to ride in a one horse open sleigh</text:p>
      <text:p text:style-name="Heading_20_3">[VERSE 3]</text:p>
      <text:p text:style-name="P1">C <text:s text:c="33"/>F</text:p>
      <text:p text:style-name="P1">A day or two ago, the story I must tell</text:p>
      <text:p text:style-name="P1"><text:s text:c="18"/>G <text:s text:c="21"/>C</text:p>
      <text:p text:style-name="P1">I went out on the snow, and on my back I fell;</text:p>
      <text:p text:style-name="P1"><text:s text:c="41"/>F</text:p>
      <text:p text:style-name="P1">A gent was riding by in a one-horse open sleigh,</text:p>
      <text:p text:style-name="P1"><text:s text:c="22"/>G</text:p>
      <text:p text:style-name="P1">He laughed as there I sprawling lay,</text:p>
      <text:p text:style-name="P1"><text:s text:c="19"/>C</text:p>
      <text:p text:style-name="P1">But quickly drove away.</text:p>
      <text:p text:style-name="Heading_20_3">[CHORUS]</text:p>
      <text:p text:style-name="P1">C</text:p>
      <text:p text:style-name="P1">Oh, jingle bells, jingle bells, jingle all the way</text:p>
      <text:p text:style-name="P1">F <text:s text:c="14"/>C <text:s text:c="14"/>G</text:p>
      <text:p text:style-name="P1">Oh, what fun it is to ride in a one horse open sleigh</text:p>
      <text:p text:style-name="P1">C <text:s text:c="27"/></text:p>
      <text:p text:style-name="P1">Jingle bells, jingle bells, jingle all the way</text:p>
      <text:p text:style-name="P1">F <text:s text:c="20"/>C <text:s text:c="3"/>G <text:s text:c="13"/>F <text:s text:c="3"/>C</text:p>
      <text:p text:style-name="P1">Oh, what fun it is to ride in a one horse open sleigh</text:p>
      <text:p text:style-name="Heading_20_3">[VERSE 4]</text:p>
      <text:p text:style-name="P1">C <text:s text:c="41"/>F</text:p>
      <text:p text:style-name="P1">Now the ground is white go it while you're young,</text:p>
      <text:p text:style-name="P1"><text:s text:c="15"/>G <text:s text:c="30"/>C</text:p>
      <text:p text:style-name="P1">Take the girls tonight and sing this sleighing song;</text:p>
      <text:p text:style-name="P1"><text:s text:c="42"/>F</text:p>
      <text:p text:style-name="P1">Just get a bobtailed bay Two forty as his speed</text:p>
      <text:p text:style-name="P1"><text:s text:c="16"/>G</text:p>
      <text:p text:style-name="P1">Hitch him to an open sleigh</text:p>
      <text:p text:style-name="P1"><text:s text:c="27"/>C</text:p>
      <text:p text:style-name="P1">And crack! You'll take the lead</text:p>
      <text:p text:style-name="Heading_20_3"><text:soft-page-break/>[CHORUS]</text:p>
      <text:p text:style-name="P1">C</text:p>
      <text:p text:style-name="P1">Oh, jingle bells, jingle bells, jingle all the way</text:p>
      <text:p text:style-name="P1">F <text:s text:c="14"/>C <text:s text:c="14"/>G</text:p>
      <text:p text:style-name="P1">Oh, what fun it is to ride in a one horse open sleigh</text:p>
      <text:p text:style-name="P1">C <text:s text:c="26"/></text:p>
      <text:p text:style-name="P1">Jingle bells, jingle bells, jingle all the way</text:p>
      <text:p text:style-name="P1">F <text:s text:c="20"/>C <text:s text:c="3"/>G <text:s text:c="13"/>F <text:s text:c="3"/>C</text:p>
      <text:p text:style-name="P1">Oh, what fun it is to ride in a one horse open sleig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0M7S</meta:editing-duration>
    <meta:editing-cycles>41</meta:editing-cycles>
    <meta:generator>LibreOffice/5.2.7.2$Linux_X86_64 LibreOffice_project/20m0$Build-2</meta:generator>
    <dc:title>Lyrics + Chords</dc:title>
    <dc:date>2017-12-02T10:46:06.080007853</dc:date>
    <meta:print-date>2017-12-02T10:40:51.114515484</meta:print-date>
    <meta:document-statistic meta:table-count="0" meta:image-count="0" meta:object-count="0" meta:page-count="3" meta:paragraph-count="80" meta:word-count="419" meta:character-count="2855" meta:non-whitespace-character-count="144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